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text-align="start" style:justify-single-word="false"/>
      <style:text-properties style:font-name="C059" fo:font-style="normal" officeooo:rsid="000e1eeb" officeooo:paragraph-rsid="000e1eeb" style:font-style-asian="normal" style:font-style-complex="normal"/>
    </style:style>
    <style:style style:name="P2" style:family="paragraph" style:parent-style-name="Text_20_body">
      <style:paragraph-properties fo:text-align="justify" style:justify-single-word="false"/>
      <style:text-properties officeooo:paragraph-rsid="001604b6"/>
    </style:style>
    <style:style style:name="P3" style:family="paragraph" style:parent-style-name="Text_20_body">
      <style:paragraph-properties fo:text-align="start" style:justify-single-word="false"/>
      <style:text-properties officeooo:rsid="00110368" officeooo:paragraph-rsid="00110368"/>
    </style:style>
    <style:style style:name="P4" style:family="paragraph" style:parent-style-name="Text_20_body">
      <style:text-properties style:font-name="C059" fo:font-style="normal" officeooo:rsid="000e1eeb" officeooo:paragraph-rsid="000e1eeb" style:font-style-asian="normal" style:font-style-complex="normal"/>
    </style:style>
    <style:style style:name="T1" style:family="text">
      <style:text-properties officeooo:rsid="0011f627"/>
    </style:style>
    <style:style style:name="T2" style:family="text">
      <style:text-properties fo:font-weight="bold" style:font-weight-asian="bold" style:font-weight-complex="bold"/>
    </style:style>
    <style:style style:name="T3" style:family="text">
      <style:text-properties officeooo:rsid="00140e6a"/>
    </style:style>
    <style:style style:name="T4" style:family="text">
      <style:text-properties fo:font-style="italic" fo:font-weight="bold" officeooo:rsid="0011f627" style:font-style-asian="italic" style:font-weight-asian="bold" style:font-style-complex="italic" style:font-weight-complex="bold"/>
    </style:style>
    <style:style style:name="T5" style:family="text">
      <style:text-properties fo:font-style="normal" fo:font-weight="normal" officeooo:rsid="001604b6"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itel: </text:span>Lenderr</text:p>
      <text:p text:style-name="P2"><text:span text:style-name="T2">Beschrijving:</text:span> <text:span text:style-name="T1">Een buurtelijk uitleenplatform. Mensen kunnen spullen die ze </text:span><text:span text:style-name="T3">vaak niet </text:span><text:span text:style-name="T1">nodig hebben beschikbaar stellen voor anderen.</text:span><text:span text:style-name="T4"> </text:span><text:span text:style-name="T5">Gebruikers kunnen zaken uitlenen door deze aan hun account toe te voegen. Wanneer een gebruiker iets wilt lenen van een ander, kan deze opzoeken wat hij wilt uitlenen op welke dag/termijn en locatie, waarbij de website voorstellen zal geven voor mogelijkheden om uit te lenen. Hierna kan de gebruiker een keuze maken, en in overleg gaan met de bieder.</text:span></text:p>
      <text:p text:style-name="P3"/>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nl" fo:country="B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nl" fo:country="B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4:26:52.576132434</meta:creation-date>
    <dc:date>2024-10-05T21:19:27.360825851</dc:date>
    <meta:editing-duration>PT23M28S</meta:editing-duration>
    <meta:editing-cycles>6</meta:editing-cycles>
    <meta:generator>LibreOffice/24.8.2.1$Linux_X86_64 LibreOffice_project/480$Build-1</meta:generator>
    <meta:document-statistic meta:table-count="0" meta:image-count="0" meta:object-count="0" meta:page-count="1" meta:paragraph-count="2" meta:word-count="78" meta:character-count="497" meta:non-whitespace-character-count="421"/>
  </office:meta>
</office:document-meta>
</file>